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ab/><text:tab/>======================================================</text:span></text:p>
      <text:p text:style-name="P1"><text:span text:style-name="T1"><text:tab/><text:tab/><text:tab/><text:tab/>Regular Expressons in Python (3 days)</text:span></text:p>
      <text:p text:style-name="P1"><text:span text:style-name="T1"><text:tab/><text:tab/>======================================================</text:span></text:p>
      <text:p text:style-name="P1"><text:span text:style-name="T1">Index</text:span></text:p>
      <text:p text:style-name="P1"><text:span text:style-name="T1">-------------</text:span></text:p>
      <text:p text:style-name="P1"><text:span text:style-name="T1">=&gt;Purpose of Regular Expressons</text:span></text:p>
      <text:p text:style-name="P1"><text:span text:style-name="T1">=&gt;Applications of Regular Expressons</text:span></text:p>
      <text:p text:style-name="P1"><text:span text:style-name="T1">=&gt;Module name (re) in Python for developing Appliactions in Regular Expressons</text:span></text:p>
      <text:p text:style-name="P1"><text:span text:style-name="T1">=&gt;Functions in "re" <text:s/>module</text:span></text:p>
      <text:p text:style-name="P1"><text:span text:style-name="T1"><text:tab/><text:tab/>a) search()</text:span></text:p>
      <text:p text:style-name="P1"><text:span text:style-name="T1"><text:tab/><text:tab/>b) findall()</text:span></text:p>
      <text:p text:style-name="P1"><text:span text:style-name="T1"><text:tab/><text:tab/>c) finditer()</text:span></text:p>
      <text:p text:style-name="P1"><text:span text:style-name="T1"><text:tab/><text:tab/>d) start()</text:span></text:p>
      <text:p text:style-name="P1"><text:span text:style-name="T1"><text:tab/><text:tab/>e) end()</text:span></text:p>
      <text:p text:style-name="P1"><text:span text:style-name="T1"><text:tab/><text:tab/>f) group()</text:span></text:p>
      <text:p text:style-name="P1"><text:span text:style-name="T1"><text:tab/><text:tab/>g) sub()</text:span></text:p>
      <text:p text:style-name="P1"><text:span text:style-name="T1">=&gt;Programming Examples</text:span></text:p>
      <text:p text:style-name="P1"><text:span text:style-name="T1">-------------------------------------------------------------------------------------------------------</text:span></text:p>
      <text:p text:style-name="P1"><text:span text:style-name="T1">=&gt;Programmer-Defined Character Classes </text:span></text:p>
      <text:p text:style-name="P1"><text:span text:style-name="T1">=&gt;Programming Examples</text:span></text:p>
      <text:p text:style-name="P1"><text:span text:style-name="T1">=&gt;Pre-Defined <text:s/>Character Classes </text:span></text:p>
      <text:p text:style-name="P1"><text:span text:style-name="T1">=&gt;Programming Examples</text:span></text:p>
      <text:p text:style-name="P1"><text:span text:style-name="T1">=&gt;Quantifiers in Regular Expressions</text:span></text:p>
      <text:p text:style-name="P1"><text:span text:style-name="T1">=&gt;Programming Examples</text:span></text:p>
      <text:p text:style-name="P1"><text:span text:style-name="T1">-------------------------------------------------------------------------------------------------------</text:span></text:p>
      <text:p text:style-name="P1"><text:soft-page-break/><text:span text:style-name="T1">=&gt;Combined Programming Examples of Programmer-Defined ,Pre-Defined ,Quantifiers in Regular Expressions</text:span></text:p>
      <text:p text:style-name="P1"><text:span text:style-name="T1">----------------------------------------------------------------------------------------------------------------------------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7" meta:word-count="78" meta:character-count="1058" meta:non-whitespace-character-count="981"/>
    <meta:generator>LibreOfficeDev/6.0.5.2$Linux_X86_64 LibreOffice_project/</meta:generator>
  </office:meta>
</office:document-meta>
</file>